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1.99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style-name="Regular" style:font-family-generic="swiss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2" style:family="text">
      <style:text-properties fo:font-family="Calibri" style:font-family-generic="swiss" style:font-pitch="variable" fo:font-size="18pt" style:font-size-asian="18pt" style:font-size-complex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504cm" svg:height="4.1cm" svg:x="0.45cm" svg:y="9.724cm">
          <text:p text:style-name="P1"><text:span text:style-name="T1">np gelös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6.9cm" svg:height="2.235cm" svg:x="18.65cm" svg:y="10.689cm">
          <draw:glue-point draw:id="4" svg:x="2.195cm" svg:y="-4.847cm"/>
          <draw:glue-point draw:id="5" svg:x="-2.195cm" svg:y="-4.847cm"/>
          <draw:glue-point draw:id="6" svg:x="5cm" svg:y="-2.76cm"/>
          <draw:glue-point draw:id="7" svg:x="5cm" svg:y="2.608cm"/>
          <text:p text:style-name="P1"><text:span text:style-name="T2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7cm" svg:height="1.026cm" svg:x="5.45cm" svg:y="4.598cm">
          <draw:text-box>
            <text:p><text:span text:style-name="T2">ja</text:span></text:p>
          </draw:text-box>
        </draw:frame>
        <draw:frame draw:style-name="gr4" draw:text-style-name="P3" draw:layer="layout" svg:width="1.7cm" svg:height="2.24cm" svg:x="5.65cm" svg:y="10.698cm">
          <draw:text-box>
            <text:p><text:span text:style-name="T2">ja</text:span></text:p>
          </draw:text-box>
        </draw:frame>
        <draw:custom-shape draw:style-name="gr1" draw:text-style-name="P2" xml:id="id1" draw:id="id1" draw:layer="layout" svg:width="4.704cm" svg:height="3.9cm" svg:x="0.346cm" svg:y="3.624cm">
          <text:p text:style-name="P1"><text:span text:style-name="T1">np umbenan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.698cm" svg:y1="7.524cm" svg:x2="2.702cm" svg:y2="9.724cm" draw:start-shape="id1" draw:end-shape="id2" svg:d="m2698 7524v1101h4v1099">
          <text:p/>
        </draw:connector>
        <draw:custom-shape draw:style-name="gr1" draw:text-style-name="P2" xml:id="id3" draw:id="id3" draw:layer="layout" svg:width="7.225cm" svg:height="2.325cm" svg:x="7.825cm" svg:y="4.424cm">
          <text:p text:style-name="P1"><text:span text:style-name="T2">Verschiebe an umben. np</text:span></text:p>
          <text:p text:style-name="P1"><text:span text:style-name="T2">np <text:s/>= umbenanntes n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05cm" svg:y1="5.574cm" svg:x2="7.825cm" svg:y2="5.586cm" draw:start-shape="id1" draw:start-glue-point="1" draw:end-shape="id3" svg:d="m5050 5574h1388v12h1387">
          <text:p/>
        </draw:connector>
        <draw:frame draw:style-name="gr6" draw:text-style-name="P3" draw:layer="layout" svg:width="2.1cm" svg:height="1.026cm" svg:x="2.75cm" svg:y="7.898cm">
          <draw:text-box>
            <text:p><text:span text:style-name="T2">nein</text:span></text:p>
          </draw:text-box>
        </draw:frame>
        <draw:frame draw:style-name="gr3" draw:text-style-name="P3" draw:layer="layout" svg:width="2.1cm" svg:height="1.026cm" svg:x="19.277cm" svg:y="4.684cm">
          <draw:text-box>
            <text:p><text:span text:style-name="T2">nein</text:span></text:p>
          </draw:text-box>
        </draw:frame>
        <draw:connector draw:style-name="gr5" draw:text-style-name="P1" draw:layer="layout" svg:x1="2.702cm" svg:y1="13.824cm" svg:x2="22.1cm" svg:y2="12.924cm" draw:start-shape="id2" draw:start-glue-point="6" draw:end-shape="id4" draw:end-glue-point="2" svg:d="m2702 13824v526h19398v-1426">
          <text:p/>
        </draw:connector>
        <draw:connector draw:style-name="gr5" draw:text-style-name="P1" draw:layer="layout" svg:x1="4.954cm" svg:y1="11.774cm" svg:x2="7.85cm" svg:y2="11.774cm" draw:start-shape="id2" draw:start-glue-point="1" draw:end-shape="id5" svg:d="m4954 11774h2896">
          <text:p/>
        </draw:connector>
        <draw:connector draw:style-name="gr5" draw:text-style-name="P1" draw:layer="layout" svg:x1="15.05cm" svg:y1="5.586cm" svg:x2="18.15cm" svg:y2="5.591cm" draw:start-shape="id3" draw:end-shape="id6" draw:end-glue-point="3" svg:d="m15050 5586h1550v5h1550">
          <text:p/>
        </draw:connector>
        <draw:custom-shape draw:style-name="gr1" draw:text-style-name="P2" xml:id="id5" draw:id="id5" draw:layer="layout" svg:width="7.225cm" svg:height="2.3cm" svg:x="7.85cm" svg:y="10.624cm">
          <text:p text:style-name="P1"><text:span text:style-name="T2">Verschiebe an Vater von np</text:span></text:p>
          <text:p text:style-name="P1"><text:span text:style-name="T2">np = dad(n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5.075cm" svg:y1="11.774cm" svg:x2="18.165cm" svg:y2="6.173cm" draw:start-shape="id5" draw:start-glue-point="1" draw:end-shape="id6" draw:end-glue-point="6" svg:d="m15075 11774h1538v-5601h1552">
          <text:p/>
        </draw:connector>
        <draw:custom-shape draw:style-name="gr7" draw:text-style-name="P2" xml:id="id6" draw:id="id6" draw:layer="layout" svg:width="8.2cm" svg:height="2.335cm" svg:x="18.15cm" svg:y="4.424cm">
          <draw:glue-point draw:id="4" svg:x="5cm" svg:y="-2.856cm"/>
          <draw:glue-point draw:id="5" svg:x="5cm" svg:y="2.282cm"/>
          <draw:glue-point draw:id="6" svg:x="-4.982cm" svg:y="2.496cm"/>
          <draw:glue-point draw:id="7" svg:x="-5.03cm" svg:y="-2.642cm"/>
          <draw:glue-point draw:id="8" svg:x="-3.658cm" svg:y="4.852cm"/>
          <draw:glue-point draw:id="9" svg:x="-1.829cm" svg:y="4.852cm"/>
          <draw:glue-point draw:id="10" svg:x="3.536cm" svg:y="4.852cm"/>
          <draw:glue-point draw:id="11" svg:x="1.707cm" svg:y="4.852cm"/>
          <text:p text:style-name="P1"><text:span text:style-name="T2">Aktualisiere:</text:span></text:p>
          <text:p text:style-name="P1"><text:span text:style-name="T2">vertexMove(v,op,np,od,n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.7cm" svg:y1="1.7cm" svg:x2="2.698cm" svg:y2="3.624cm" draw:start-shape="id7" draw:start-glue-point="8" draw:end-shape="id1" draw:end-glue-point="4" svg:d="m2700 1700v950h-2v974">
          <text:p/>
        </draw:connector>
        <draw:frame draw:style-name="gr6" draw:text-style-name="P3" draw:layer="layout" svg:width="2.1cm" svg:height="1.026cm" svg:x="3.35cm" svg:y="13.424cm">
          <draw:text-box>
            <text:p><text:span text:style-name="T2">nein</text:span></text:p>
          </draw:text-box>
        </draw:frame>
        <draw:custom-shape draw:style-name="gr8" draw:text-style-name="P4" xml:id="id7" draw:id="id7" draw:layer="layout" svg:width="1.6cm" svg:height="1.5cm" svg:x="1.9cm" svg:y="0.2cm">
          <text:p><text:span text:style-name="T3">n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9T11:36:36.12</dc:date>
    <dc:creator>Philipp Lucas</dc:creator>
    <meta:editing-duration>PT19H39M51S</meta:editing-duration>
    <meta:editing-cycles>24</meta:editing-cycles>
    <meta:generator>OpenOffice.org/3.4$Win32 OpenOffice.org_project/340m1$Build-9590</meta:generator>
    <meta:document-statistic meta:object-count="19"/>
  </office:meta>
</office:document-meta>
</file>